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verage1" svg:font-family="Average"/>
    <style:font-face style:name="Oswald" svg:font-family="Oswald"/>
    <style:font-face style:name="Arial" svg:font-family="Arial" style:font-pitch="variable"/>
    <style:font-face style:name="Average" svg:font-family="Average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7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cacaca" style:text-line-through-style="none" style:text-line-through-type="none" style:text-position="0% 100%" style:font-name="Average1" fo:font-size="21pt" fo:letter-spacing="normal" fo:font-style="normal" style:text-underline-style="none" fo:font-weight="normal" style:font-name-asian="Average1" style:font-size-asian="21pt" style:font-style-asian="normal" style:font-weight-asian="normal" style:font-name-complex="Average1" style:font-size-complex="21pt" style:font-style-complex="normal" style:font-weight-complex="normal"/>
    </style:style>
    <style:style style:name="T3" style:family="text">
      <style:text-properties fo:font-variant="normal" fo:text-transform="none" fo:color="#cacaca" style:text-line-through-style="none" style:text-line-through-type="none" style:text-position="0% 100%" style:font-name="Average1" fo:font-size="14pt" fo:letter-spacing="normal" fo:font-style="normal" style:text-underline-style="none" fo:font-weight="normal" style:font-name-asian="Average1" style:font-size-asian="14pt" style:font-style-asian="normal" style:font-weight-asian="normal" style:font-name-complex="Average1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5" style:family="text">
      <style:text-properties fo:font-variant="normal" fo:text-transform="none" fo:color="#cacaca" style:text-line-through-style="none" style:text-line-through-type="none" style:text-position="0% 100%" style:font-name="Average1" fo:font-size="18pt" fo:letter-spacing="normal" fo:font-style="normal" style:text-underline-style="none" fo:font-weight="normal" style:font-name-asian="Average1" style:font-size-asian="18pt" style:font-style-asian="normal" style:font-weight-asian="normal" style:font-name-complex="Average1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" style:family="text">
      <style:text-properties fo:font-variant="normal" fo:text-transform="none" fo:color="#ffd966" style:text-line-through-style="none" style:text-line-through-type="none" style:text-position="0% 100%" style:font-name="Average1" fo:font-size="18pt" fo:letter-spacing="normal" fo:font-style="normal" style:text-underline-style="solid" style:text-underline-width="auto" style:text-underline-color="font-color" fo:font-weight="normal" style:font-name-asian="Average1" style:font-size-asian="18pt" style:font-style-asian="normal" style:font-weight-asian="normal" style:font-name-complex="Average1" style:font-size-complex="18pt" style:font-style-complex="normal" style:font-weight-complex="normal"/>
    </style:style>
    <style:style style:name="T8" style:family="text">
      <style:text-properties fo:font-variant="normal" fo:text-transform="none" fo:color="#cacaca" style:text-line-through-style="none" style:text-line-through-type="none" style:text-position="0% 100%" style:font-name="Average1" fo:font-size="18pt" fo:letter-spacing="normal" fo:font-style="normal" style:text-underline-style="solid" style:text-underline-width="auto" style:text-underline-color="font-color" fo:font-weight="normal" style:font-name-asian="Average1" style:font-size-asian="18pt" style:font-style-asian="normal" style:font-weight-asian="normal" style:font-name-complex="Average1" style:font-size-complex="18pt" style:font-style-complex="normal" style:font-weight-complex="normal"/>
    </style:style>
    <style:style style:name="T9" style:family="text">
      <style:text-properties fo:font-variant="normal" fo:text-transform="none" fo:color="#cacaca" style:text-line-through-style="none" style:text-line-through-type="none" style:text-position="0% 100%" style:font-name="Average1" fo:font-size="18pt" fo:letter-spacing="normal" fo:font-style="italic" style:text-underline-style="none" fo:font-weight="normal" style:font-name-asian="Average1" style:font-size-asian="18pt" style:font-style-asian="italic" style:font-weight-asian="normal" style:font-name-complex="Average1" style:font-size-complex="18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acac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verage1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verage1" fo:color="#cacaca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verage1" fo:color="#cacac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18cm" text:min-label-width="0.952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 text:start-value="4">
        <style:list-level-properties text:space-before="0.318cm" text:min-label-width="0.952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9" presentation:style-name="pr1" draw:text-style-name="P2" draw:layer="layout" svg:width="21.67cm" svg:height="4.805cm" svg:x="1.865cm" svg:y="1.85cm" presentation:class="title" presentation:user-transformed="true">
          <draw:text-box>
            <text:p text:style-name="P1"><text:span text:style-name="T1">Software e Dados Abertos para o Cadastro Predial em Portugal </text:span></text:p>
          </draw:text-box>
        </draw:frame>
        <draw:frame draw:name="Shape 60" presentation:style-name="pr2" draw:text-style-name="P4" draw:layer="layout" svg:width="21.67cm" svg:height="4.409cm" svg:x="1.865cm" svg:y="8.321cm" presentation:class="subtitle" presentation:user-transformed="true">
          <draw:text-box>
            <text:p text:style-name="P1"><text:span text:style-name="T2">Antecedentes e Perspetivas face à mais recente Legislação</text:span></text:p>
            <text:p text:style-name="P1"><text:span text:style-name="T2"/></text:p>
            <text:p text:style-name="P3"><text:span text:style-name="T2">por João Paulo Hespanha</text:span></text:p>
            <text:p text:style-name="P3"><text:span text:style-name="T3">Prof. Adjunto, Escola Superior de Tecnologia e Gestão de Águeda - Universidade de Aveiro</text:span></text:p>
            <text:p text:style-name="P3"><text:span text:style-name="T3">SASIG 2017, Porto, 20-22 novembro de 2017</text:span></text:p>
          </draw:text-box>
        </draw:frame>
        <presentation:notes draw:style-name="dp2">
          <draw:page-thumbnail draw:name="Shape 56" draw:style-name="gr1" draw:layer="layout" svg:width="16.933cm" svg:height="9.524cm" svg:x="1.059cm" svg:y="1.905cm" draw:page-number="1" presentation:class="page"/>
          <draw:frame draw:name="Shape 5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ário" draw:style-name="dp1" draw:master-page-name="Title_20_and_20_body" presentation:presentation-page-layout-name="AL2T1">
        <draw:frame draw:name="Shape 6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Sumário</text:span></text:p>
          </draw:text-box>
        </draw:frame>
        <draw:frame draw:name="Shape 66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6"><text:span text:style-name="T5">Evolução histórica do Cadastro Predial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Fase 1 - Transição para o Digital (1995)</text:span></text:p>
                  </text:list-item>
                  <text:list-item>
                    <text:p text:style-name="P6"><text:span text:style-name="T3">Fase 2 - SINERGIC (2007)</text:span></text:p>
                  </text:list-item>
                </text:list>
              </text:list-item>
              <text:list-item>
                <text:p text:style-name="P6"><text:span text:style-name="T5">Informação Cadastral</text:span></text:p>
              </text:list-item>
              <text:list-item>
                <text:p text:style-name="P6"><text:span text:style-name="T5">Ferramentas Globais para o Cadastro Predial</text:span></text:p>
              </text:list-item>
              <text:list-item>
                <text:p text:style-name="P6"><text:span text:style-name="T5">Perspetivas futuras</text:span></text:p>
                <text:list>
                  <text:list-item>
                    <text:p text:style-name="P6"><text:span text:style-name="T3">Reforma Florestal e o Cadastro Simplificado</text:span></text:p>
                  </text:list-item>
                  <text:list-item>
                    <text:p text:style-name="P8"><text:span text:style-name="T3">Conclusão: FOSS e Dados Abertos no Cadastro Predial</text:span></text:p>
                  </text:list-item>
                </text:list>
              </text:list-item>
            </text:list>
          </draw:text-box>
        </draw:frame>
        <draw:frame draw:name="Shape 67" presentation:style-name="pr6" draw:text-style-name="P11" draw:layer="layout" svg:width="1.523cm" svg:height="1.092cm" svg:x="23.584cm" svg:y="13.003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presentation:notes draw:style-name="dp2">
          <draw:page-thumbnail draw:name="Shape 62" draw:style-name="gr1" draw:layer="layout" svg:width="16.932cm" svg:height="9.524cm" svg:x="1.059cm" svg:y="1.905cm" draw:page-number="2" presentation:class="page"/>
          <draw:frame draw:name="Shape 63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olução; Fase 1 - Transição para o Digital" draw:style-name="dp1" draw:master-page-name="Title_20_and_20_body" presentation:presentation-page-layout-name="AL2T1">
        <draw:frame draw:name="Shape 7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Evolução; Fase 1 - Transição para o Digital</text:span></text:p>
          </draw:text-box>
        </draw:frame>
        <draw:frame draw:name="Shape 73" presentation:style-name="pr5" draw:text-style-name="P9" draw:layer="layout" svg:width="23.667cm" svg:height="10.182cm" svg:x="0.866cm" svg:y="3.201cm" presentation:class="outline" presentation:user-transformed="true">
          <draw:text-box>
            <text:p text:style-name="P8"><text:span text:style-name="T5">Produzido com métodos analógicos / convencionais:</text:span></text:p>
            <text:list text:style-name="L3">
              <text:list-item>
                <text:p text:style-name="P6"><text:span text:style-name="T5">Cadastro Geométrico da Propriedade Rústica (CGPR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Concluído em 128 Concelhos / 10 nas Regiões Autónomas</text:span></text:p>
                  </text:list-item>
                  <text:list-item>
                    <text:p text:style-name="P6"><text:span text:style-name="T3">Propósito fundamentalmente fiscal; também considerou a reforma da propriedade e a produção de uma série topo-cadastral, infelizmente descontinuada</text:span></text:p>
                  </text:list-item>
                  <text:list-item>
                    <text:p text:style-name="P6"><text:span text:style-name="T3">Único de caráter sistemático a cumprir todos os procedimentos, incluindo elevada harmonização entre os diferentes registos</text:span></text:p>
                  </text:list-item>
                  <text:list-item>
                    <text:p text:style-name="P6"><text:span text:style-name="T3">Poucas operações de renovação (incidindo sobre a componente fiscal) e conservação esporádica fizeram com que ficasse rapidamente desatualizado</text:span></text:p>
                  </text:list-item>
                  <text:list-item>
                    <text:p text:style-name="P6"><text:span text:style-name="T3">A DGT (então IPCC) e posteriormente (mediante protocolos) as Câmaras Municipais procederam à sua digitalização, que se encontra quase completa</text:span></text:p>
                  </text:list-item>
                  <text:list-item>
                    <text:p text:style-name="P8"><text:span text:style-name="T3">Por tal motivo foi considerado para o Registo Nacional de Dados Geográficos e inserido no INSPIRE, Anexo I - “Cadastral Parcels”.</text:span></text:p>
                  </text:list-item>
                </text:list>
              </text:list-item>
            </text:list>
          </draw:text-box>
        </draw:frame>
        <draw:frame draw:name="Shape 74" presentation:style-name="pr6" draw:text-style-name="P11" draw:layer="layout" svg:width="1.523cm" svg:height="1.092cm" svg:x="23.584cm" svg:y="13.003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presentation:notes draw:style-name="dp2">
          <draw:page-thumbnail draw:name="Shape 69" draw:style-name="gr1" draw:layer="layout" svg:width="16.932cm" svg:height="9.524cm" svg:x="1.059cm" svg:y="1.905cm" draw:page-number="3" presentation:class="page"/>
          <draw:frame draw:name="Shape 70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se 1: CGPR Digital" draw:style-name="dp1" draw:master-page-name="Title_20_and_20_body" presentation:presentation-page-layout-name="AL2T1">
        <draw:frame draw:name="Shape 7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Fase 1: CGPR Digital</text:span></text:p>
          </draw:text-box>
        </draw:frame>
        <draw:frame draw:name="Shape 80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5">Resultados do processo de digitalização iniciado nos fins dos anos 90:</text:span></text:p>
            <text:list text:style-name="L3">
              <text:list-item>
                <text:p text:style-name="P6"><text:span text:style-name="T5">Componente geométrica carregada para o GeoPortal do INSPIRE</text:span></text:p>
              </text:list-item>
              <text:list-item>
                <text:p text:style-name="P6"><text:span text:style-name="T5">Fichas de prédio só disponíveis mediante autorização (devido à proteção de dados)</text:span></text:p>
              </text:list-item>
              <text:list-item>
                <text:p text:style-name="P6"><text:span text:style-name="T5">Metadados conformes à diretiva; Dados espaciais acessíveis por serviço WMS e INSPIRE - Atom</text:span></text:p>
              </text:list-item>
              <text:list-item>
                <text:p text:style-name="P6"><text:span text:style-name="T5">Os dados espaciais não estão conformes à especificação “Cadastral Parcels”</text:span></text:p>
              </text:list-item>
              <text:list-item>
                <text:p text:style-name="P8"><text:span text:style-name="T5">O descarregamento do conjunto de dados espaciais carece de autorização da DGT</text:span></text:p>
              </text:list-item>
            </text:list>
          </draw:text-box>
        </draw:frame>
        <draw:frame draw:name="Shape 81" presentation:style-name="pr6" draw:text-style-name="P11" draw:layer="layout" svg:width="1.523cm" svg:height="1.092cm" svg:x="23.584cm" svg:y="13.003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presentation:notes draw:style-name="dp2">
          <draw:page-thumbnail draw:name="Shape 76" draw:style-name="gr1" draw:layer="layout" svg:width="16.932cm" svg:height="9.524cm" svg:x="1.059cm" svg:y="1.905cm" draw:page-number="4" presentation:class="page"/>
          <draw:frame draw:name="Shape 77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se 1: CGPR no INSPIRE" draw:style-name="dp1" draw:master-page-name="Title_20_and_20_body" presentation:presentation-page-layout-name="AL2T1">
        <draw:frame draw:name="Shape 8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Fase 1: CGPR no INSPIRE</text:span></text:p>
          </draw:text-box>
        </draw:frame>
        <draw:frame draw:name="Shape 87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5">Consulta ao GeoPortal:</text:span></text:p>
            <text:list text:style-name="L3">
              <text:list-item>
                <text:p text:style-name="P6"><text:span text:style-name="T7"><text:a xlink:href="http://inspire-geoportal.ec.europa.eu/discovery/" xlink:type="simple">GeoPortal do INSPIRE</text:a></text:span></text:p>
              </text:list-item>
              <text:list-item>
                <text:p text:style-name="P8"><text:span text:style-name="T5">Termo chave a usar: Cadastro Geométrico da Propriedade Rústica</text:span></text:p>
              </text:list-item>
            </text:list>
          </draw:text-box>
        </draw:frame>
        <draw:frame draw:name="Shape 88" presentation:style-name="pr6" draw:text-style-name="P11" draw:layer="layout" svg:width="1.523cm" svg:height="1.092cm" svg:x="23.584cm" svg:y="13.003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presentation:notes draw:style-name="dp2">
          <draw:page-thumbnail draw:name="Shape 83" draw:style-name="gr1" draw:layer="layout" svg:width="16.932cm" svg:height="9.524cm" svg:x="1.059cm" svg:y="1.905cm" draw:page-number="5" presentation:class="page"/>
          <draw:frame draw:name="Shape 84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se 1: Primeiro Cadastro Digital" draw:style-name="dp1" draw:master-page-name="Title_20_and_20_body" presentation:presentation-page-layout-name="AL2T1">
        <draw:frame draw:name="Shape 9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Fase 1: Primeiro Cadastro Digital</text:span></text:p>
          </draw:text-box>
        </draw:frame>
        <draw:frame draw:name="Shape 94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6"><text:span text:style-name="T5">Cadastro Predial (DL 172/95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Cobre a totalidade dos prédios em propriedade privada, rústicos ou urbanos</text:span></text:p>
                  </text:list-item>
                  <text:list-item>
                    <text:p text:style-name="P6"><text:span text:style-name="T3">Considera ainda (graficamente) as áreas em domínio público, embora não recolhendo quaisquer dados alfanuméricos para as mesmas</text:span></text:p>
                  </text:list-item>
                  <text:list-item>
                    <text:p text:style-name="P6"><text:span text:style-name="T3">Contempla a aquisição de informação alfanumérica das frações, ligando-a graficamente ao prédio respetivo</text:span></text:p>
                  </text:list-item>
                  <text:list-item>
                    <text:p text:style-name="P6"><text:span text:style-name="T3">Parte significativa da sua Execução atribuída às empresas privadas, detentoras de alvará e mediante Concursos Públicos</text:span></text:p>
                  </text:list-item>
                  <text:list-item>
                    <text:p text:style-name="P6"><text:span text:style-name="T3">A parte relativa às empresas foi concluída nos Concelhos de Ílhavo, Vagos, Mira e Santa Maria da Feira</text:span></text:p>
                  </text:list-item>
                  <text:list-item>
                    <text:p text:style-name="P8"><text:span text:style-name="T3">Este cadastro não foi homologado por falta da componente final de harmonização com os registos (predial e fiscal)</text:span></text:p>
                  </text:list-item>
                </text:list>
              </text:list-item>
            </text:list>
          </draw:text-box>
        </draw:frame>
        <draw:frame draw:name="Shape 95" presentation:style-name="pr6" draw:text-style-name="P11" draw:layer="layout" svg:width="1.523cm" svg:height="1.092cm" svg:x="23.584cm" svg:y="13.003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presentation:notes draw:style-name="dp2">
          <draw:page-thumbnail draw:name="Shape 90" draw:style-name="gr1" draw:layer="layout" svg:width="16.932cm" svg:height="9.524cm" svg:x="1.059cm" svg:y="1.905cm" draw:page-number="6" presentation:class="page"/>
          <draw:frame draw:name="Shape 91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se 1: Cadastro Predial - Modelo de Dados" draw:style-name="dp1" draw:master-page-name="Title_20_and_20_body" presentation:presentation-page-layout-name="AL2T1">
        <draw:frame draw:name="Shape 10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Fase 1: Cadastro Predial - Modelo de Dados</text:span></text:p>
          </draw:text-box>
        </draw:frame>
        <draw:frame draw:name="Shape 101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5">Época dos formatos / especificações proprietárias</text:span></text:p>
            <text:list text:style-name="L3">
              <text:list-item>
                <text:p text:style-name="P6"><text:span text:style-name="T5">Componente geométrica segue o paradigma dos software CAD: agrupamento dos objetos em níveis, com foco na sua representação gráfica</text:span></text:p>
              </text:list-item>
              <text:list-item>
                <text:p text:style-name="P6"><text:span text:style-name="T5">Entidades gráficas devem seguir o padrão IGDS da Intergraph</text:span></text:p>
              </text:list-item>
              <text:list-item>
                <text:p text:style-name="P6"><text:span text:style-name="T5">Estrutura de multicódigos: permite a uma dada linha representar várias funções</text:span></text:p>
              </text:list-item>
              <text:list-item>
                <text:p text:style-name="P6"><text:span text:style-name="T5">Dados alfanuméricos representados por formulários e respetivas regras de preenchimento - sem qualquer esquema relacional</text:span></text:p>
              </text:list-item>
              <text:list-item>
                <text:p text:style-name="P8"><text:span text:style-name="T5">As empresas executantes incluíram toda esta informação em Bases de Dados, o que veio obviar às volumosas entregas das fichas de prédio e de folha em papel</text:span></text:p>
              </text:list-item>
            </text:list>
          </draw:text-box>
        </draw:frame>
        <draw:frame draw:name="Shape 102" presentation:style-name="pr6" draw:text-style-name="P11" draw:layer="layout" svg:width="1.523cm" svg:height="1.092cm" svg:x="23.584cm" svg:y="13.003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presentation:notes draw:style-name="dp2">
          <draw:page-thumbnail draw:name="Shape 97" draw:style-name="gr1" draw:layer="layout" svg:width="16.932cm" svg:height="9.524cm" svg:x="1.059cm" svg:y="1.905cm" draw:page-number="7" presentation:class="page"/>
          <draw:frame draw:name="Shape 98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se 1: o Cadastro Predial no presente" draw:style-name="dp1" draw:master-page-name="Title_20_and_20_body" presentation:presentation-page-layout-name="AL2T1">
        <draw:frame draw:name="Shape 10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Fase 1: o Cadastro Predial no presente</text:span></text:p>
          </draw:text-box>
        </draw:frame>
        <draw:frame draw:name="Shape 108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5">Projeto SICAVIM / Aveiro Digital (2003-2006)</text:span></text:p>
            <text:list text:style-name="L3">
              <text:list-item>
                <text:p text:style-name="P6"><text:span text:style-name="T5">Abrangeu o Cadastro Predial dos Concelhos de Ílhavo, Vagos e Mira</text:span></text:p>
              </text:list-item>
              <text:list-item>
                <text:p text:style-name="P6"><text:span text:style-name="T5">Foi desenvolvida plataforma WebSIG que permite visualizar e identificar os atributos de identificação de cada prédio e outras entidades gráficas do modelo de dados</text:span></text:p>
              </text:list-item>
              <text:list-item>
                <text:p text:style-name="P6"><text:span text:style-name="T5">Software usado: ArcGIS Web ADF da ESRI</text:span></text:p>
              </text:list-item>
              <text:list-item>
                <text:p text:style-name="P8"><text:span text:style-name="T5">Ligação: </text:span><text:span text:style-name="T7"><text:a xlink:href="http://sig.cm-vagos.pt/cadastro_predial/default.aspx" xlink:type="simple">SIG Municipal de Vagos</text:a></text:span></text:p>
              </text:list-item>
            </text:list>
          </draw:text-box>
        </draw:frame>
        <draw:frame draw:name="Shape 109" presentation:style-name="pr6" draw:text-style-name="P11" draw:layer="layout" svg:width="1.523cm" svg:height="1.092cm" svg:x="23.584cm" svg:y="13.003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presentation:notes draw:style-name="dp2">
          <draw:page-thumbnail draw:name="Shape 104" draw:style-name="gr1" draw:layer="layout" svg:width="16.932cm" svg:height="9.524cm" svg:x="1.059cm" svg:y="1.905cm" draw:page-number="8" presentation:class="page"/>
          <draw:frame draw:name="Shape 105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se 2: SINERGIC" draw:style-name="dp1" draw:master-page-name="Title_20_and_20_body" presentation:presentation-page-layout-name="AL2T1">
        <draw:frame draw:name="Shape 1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Fase 2: SINERGIC</text:span></text:p>
          </draw:text-box>
        </draw:frame>
        <draw:frame draw:name="Shape 115" presentation:style-name="pr5" draw:text-style-name="P9" draw:layer="layout" svg:width="23.667cm" svg:height="10.868cm" svg:x="0.866cm" svg:y="2.827cm" presentation:class="outline" presentation:user-transformed="true">
          <draw:text-box>
            <text:p text:style-name="P8"><text:span text:style-name="T5">Sistema Nacional para a Exploração e Gestão de Informação Cadastral (DL 224/2007)</text:span></text:p>
            <text:list text:style-name="L3">
              <text:list-item>
                <text:p text:style-name="P6"><text:span text:style-name="T5">Objetivos - não cumprido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Integração de informação cadastral de diversas fontes, incluindo as externas à DGT</text:span></text:p>
                  </text:list-item>
                  <text:list-item>
                    <text:p text:style-name="P6"><text:span text:style-name="T3">Suporte ao registo legal e fiscal, por intermédio do Número de Identificação Predial (NIP)</text:span></text:p>
                  </text:list-item>
                  <text:list-item>
                    <text:p text:style-name="P6"><text:span text:style-name="T3">Providenciar plataforma ao serviço do Cidadão</text:span></text:p>
                  </text:list-item>
                </text:list>
              </text:list-item>
              <text:list-item>
                <text:p text:style-name="P6"><text:span text:style-name="T5">Alterações ao modelo de dados</text:span></text:p>
                <text:list>
                  <text:list-item>
                    <text:p text:style-name="P6"><text:span text:style-name="T3">Desaparece a menção explícita às frações, nomeadamente através do NIP</text:span></text:p>
                  </text:list-item>
                  <text:list-item>
                    <text:p text:style-name="P6"><text:span text:style-name="T3">Desaparece qualquer menção a terrenos em domínio público</text:span></text:p>
                  </text:list-item>
                  <text:list-item>
                    <text:p text:style-name="P6"><text:span text:style-name="T3">São acrescentadas as entidades “Baldios” e “AUGI”</text:span></text:p>
                  </text:list-item>
                </text:list>
              </text:list-item>
              <text:list-item>
                <text:p text:style-name="P6"><text:span text:style-name="T5">Alterações ao procedimento</text:span></text:p>
                <text:list>
                  <text:list-item>
                    <text:p text:style-name="P6"><text:span text:style-name="T3">Introduzida a obtenção de Declaração de Titularidade numa fase inicial, incluindo referências aos registos, para obviar aos problemas de harmonização do anterior Cadastro Predial</text:span></text:p>
                  </text:list-item>
                  <text:list-item>
                    <text:p text:style-name="P8"><text:span text:style-name="T3">Não considera as operações de Renovação ou de Conservação Cadastral</text:span></text:p>
                  </text:list-item>
                </text:list>
              </text:list-item>
            </text:list>
          </draw:text-box>
        </draw:frame>
        <draw:frame draw:name="Shape 116" presentation:style-name="pr6" draw:text-style-name="P11" draw:layer="layout" svg:width="1.523cm" svg:height="1.092cm" svg:x="23.584cm" svg:y="13.003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presentation:notes draw:style-name="dp2">
          <draw:page-thumbnail draw:name="Shape 111" draw:style-name="gr1" draw:layer="layout" svg:width="16.932cm" svg:height="9.524cm" svg:x="1.059cm" svg:y="1.905cm" draw:page-number="9" presentation:class="page"/>
          <draw:frame draw:name="Shape 112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se 2: SINERGIC - Modelo de Dados" draw:style-name="dp1" draw:master-page-name="Title_20_and_20_body" presentation:presentation-page-layout-name="AL2T1">
        <draw:frame draw:name="Shape 12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Fase 2: SINERGIC - Modelo de Dados</text:span></text:p>
          </draw:text-box>
        </draw:frame>
        <draw:frame draw:name="Shape 122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5">Mudança para o moderno paradigma: Normas / Especificações independentes da Plataforma</text:span></text:p>
            <text:list text:style-name="L3">
              <text:list-item>
                <text:p text:style-name="P6"><text:span text:style-name="T5">Modelo de Dados expresso em linguagem de modelação universal (UML)</text:span></text:p>
              </text:list-item>
              <text:list-item>
                <text:p text:style-name="P6"><text:span text:style-name="T5">Estrutura com grandes semelhanças à posteriormente adotada no Modelo de Domínio LADM (ISO 19152:2012)</text:span></text:p>
              </text:list-item>
              <text:list-item>
                <text:p text:style-name="P8"><text:span text:style-name="T5">A especificação técnica permite que a implementação possa ser feita em modelos específicos a uma dada plataforma que melhor se adeque a cada empresa que venha a executar o cadastro</text:span></text:p>
              </text:list-item>
            </text:list>
          </draw:text-box>
        </draw:frame>
        <draw:frame draw:name="Shape 123" presentation:style-name="pr6" draw:text-style-name="P11" draw:layer="layout" svg:width="1.523cm" svg:height="1.092cm" svg:x="23.584cm" svg:y="13.003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presentation:notes draw:style-name="dp2">
          <draw:page-thumbnail draw:name="Shape 118" draw:style-name="gr1" draw:layer="layout" svg:width="16.932cm" svg:height="9.524cm" svg:x="1.059cm" svg:y="1.905cm" draw:page-number="10" presentation:class="page"/>
          <draw:frame draw:name="Shape 119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se 2: Modelo de Dados - implementação da Municípia" draw:style-name="dp1" draw:master-page-name="Title_20_and_20_body" presentation:presentation-page-layout-name="AL2T1">
        <draw:frame draw:name="Shape 12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Fase 2: Modelo de Dados - implementação da Municípia</text:span></text:p>
          </draw:text-box>
        </draw:frame>
        <draw:frame draw:name="Shape 129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5">Solução usou exclusivamente software de código aberto</text:span></text:p>
            <text:list text:style-name="L3">
              <text:list-item>
                <text:p text:style-name="P6"><text:span text:style-name="T5">Base de Dados Espacial: PostgreSQL / PostGIS</text:span></text:p>
              </text:list-item>
              <text:list-item>
                <text:p text:style-name="P6"><text:span text:style-name="T5">Componentes WebSIG: Geoserver, GeoWebCache e OpenLayers</text:span></text:p>
              </text:list-item>
              <text:list-item>
                <text:p text:style-name="P8"><text:span text:style-name="T5">SIG Desktop: QGIS</text:span></text:p>
              </text:list-item>
            </text:list>
            <text:p text:style-name="P8"><text:span text:style-name="T5">A Municípia efetuou o levantamento cadastral no âmbito do SINERGIC nos Concelhos de Seia e Oliveira do Hospital</text:span></text:p>
          </draw:text-box>
        </draw:frame>
        <draw:frame draw:name="Shape 130" presentation:style-name="pr6" draw:text-style-name="P11" draw:layer="layout" svg:width="1.523cm" svg:height="1.092cm" svg:x="23.584cm" svg:y="13.003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presentation:notes draw:style-name="dp2">
          <draw:page-thumbnail draw:name="Shape 125" draw:style-name="gr1" draw:layer="layout" svg:width="16.932cm" svg:height="9.524cm" svg:x="1.059cm" svg:y="1.905cm" draw:page-number="11" presentation:class="page"/>
          <draw:frame draw:name="Shape 126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se 2: Resultados do SINERGIC" draw:style-name="dp1" draw:master-page-name="Title_20_and_20_body" presentation:presentation-page-layout-name="AL2T1">
        <draw:frame draw:name="Shape 13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Fase 2: Resultados do SINERGIC</text:span></text:p>
          </draw:text-box>
        </draw:frame>
        <draw:frame draw:name="Shape 136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5">Parte de responsabilidade das empresas executado nos Concelhos de Paredes, Penafiel, Oliveira do Hospital, Seia, São Brás de Alportel, Loulé e Tavira</text:span></text:p>
            <text:list text:style-name="L3">
              <text:list-item>
                <text:p text:style-name="P6"><text:span text:style-name="T5">Consultas públicas já efetuadas e reclamações recolhidas</text:span></text:p>
              </text:list-item>
              <text:list-item>
                <text:p text:style-name="P6"><text:span text:style-name="T5">Em falta: anúncio de encerramento do cadastro (passando a ser oficial) por parte da DGT</text:span></text:p>
              </text:list-item>
              <text:list-item>
                <text:p text:style-name="P6"><text:span text:style-name="T5">Dados publicados sobre resultados da 1ª fase do Projeto Piloto (executado pela DGT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Apenas 0,6% das Declarações não referiam a matriz predial (componente fiscal)</text:span></text:p>
                  </text:list-item>
                  <text:list-item>
                    <text:p text:style-name="P6"><text:span text:style-name="T3">Geometria validada em 25% dos casos (harmonizada a pelo menos um registo)</text:span></text:p>
                  </text:list-item>
                  <text:list-item>
                    <text:p text:style-name="P8"><text:span text:style-name="T3">Dos casos acima, apenas 53% foram completamente validados (harmonia entre todos os registos)</text:span></text:p>
                  </text:list-item>
                </text:list>
              </text:list-item>
            </text:list>
          </draw:text-box>
        </draw:frame>
        <draw:frame draw:name="Shape 137" presentation:style-name="pr6" draw:text-style-name="P11" draw:layer="layout" svg:width="1.523cm" svg:height="1.092cm" svg:x="23.584cm" svg:y="13.003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presentation:notes draw:style-name="dp2">
          <draw:page-thumbnail draw:name="Shape 132" draw:style-name="gr1" draw:layer="layout" svg:width="16.932cm" svg:height="9.524cm" svg:x="1.059cm" svg:y="1.905cm" draw:page-number="12" presentation:class="page"/>
          <draw:frame draw:name="Shape 133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formação Cadastral" draw:style-name="dp1" draw:master-page-name="Title_20_and_20_body" presentation:presentation-page-layout-name="AL2T1">
        <draw:frame draw:name="Shape 14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Informação Cadastral</text:span></text:p>
          </draw:text-box>
        </draw:frame>
        <draw:frame draw:name="Shape 143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6"><text:span text:style-name="T5">Largas porções do território nacional nunca foram alvo de uma operação de levantamento cadastral sistemático, nos moldes oficiais</text:span></text:p>
              </text:list-item>
              <text:list-item>
                <text:p text:style-name="P6"><text:span text:style-name="T5">Porém, existe muita informação de caráter cadastral dispersa por diversas entidades</text:span></text:p>
              </text:list-item>
              <text:list-item>
                <text:p text:style-name="P6"><text:span text:style-name="T5">Apenas a título de exemplo, apresentam-se dois casos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Portal do Geopredial (Ordem dos Solicitadores e Agentes de Execução)</text:span></text:p>
                  </text:list-item>
                  <text:list-item>
                    <text:p text:style-name="P8"><text:span text:style-name="T3">EDIA – Empresa de Desenvolvimento e Infraestruturas do Alqueva</text:span></text:p>
                  </text:list-item>
                </text:list>
              </text:list-item>
            </text:list>
          </draw:text-box>
        </draw:frame>
        <draw:frame draw:name="Shape 144" presentation:style-name="pr6" draw:text-style-name="P11" draw:layer="layout" svg:width="1.523cm" svg:height="1.092cm" svg:x="23.584cm" svg:y="13.003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presentation:notes draw:style-name="dp2">
          <draw:page-thumbnail draw:name="Shape 139" draw:style-name="gr1" draw:layer="layout" svg:width="16.932cm" svg:height="9.524cm" svg:x="1.059cm" svg:y="1.905cm" draw:page-number="13" presentation:class="page"/>
          <draw:frame draw:name="Shape 140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oPredial (OSAE)" draw:style-name="dp1" draw:master-page-name="Title_20_and_20_body" presentation:presentation-page-layout-name="AL2T1">
        <draw:frame draw:name="Shape 14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GeoPredial (OSAE)</text:span></text:p>
          </draw:text-box>
        </draw:frame>
        <draw:frame draw:name="Shape 150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5">Objetivos</text:span></text:p>
            <text:list text:style-name="L3">
              <text:list-item>
                <text:p text:style-name="P6"><text:span text:style-name="T5">Obtenção de Auto de Constatação, agregando documentos administrativos e legais e a georreferenciação do prédio e outros elementos prediais</text:span></text:p>
              </text:list-item>
              <text:list-item>
                <text:p text:style-name="P6"><text:span text:style-name="T5">Inclusão de dois procedimentos: Simples (envolvendo o proprietário) e Especial (proprietário e confinantes)</text:span></text:p>
              </text:list-item>
              <text:list-item>
                <text:p text:style-name="P6"><text:span text:style-name="T5">Plataforma Web com recurso a componentes em código aberto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Gestão de Fluxos de Trabalho</text:span></text:p>
                  </text:list-item>
                  <text:list-item>
                    <text:p text:style-name="P6"><text:span text:style-name="T3">Arquivo documental</text:span></text:p>
                  </text:list-item>
                  <text:list-item>
                    <text:p text:style-name="P6"><text:span text:style-name="T3">Controlo de acessos e pagamentos</text:span></text:p>
                  </text:list-item>
                  <text:list-item>
                    <text:p text:style-name="P8"><text:span text:style-name="T3">Informação Georreferenciada</text:span></text:p>
                  </text:list-item>
                </text:list>
              </text:list-item>
            </text:list>
          </draw:text-box>
        </draw:frame>
        <draw:frame draw:name="Shape 151" presentation:style-name="pr6" draw:text-style-name="P11" draw:layer="layout" svg:width="1.523cm" svg:height="1.092cm" svg:x="23.584cm" svg:y="13.003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presentation:notes draw:style-name="dp2">
          <draw:page-thumbnail draw:name="Shape 146" draw:style-name="gr1" draw:layer="layout" svg:width="16.932cm" svg:height="9.524cm" svg:x="1.059cm" svg:y="1.905cm" draw:page-number="14" presentation:class="page"/>
          <draw:frame draw:name="Shape 147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opredial - Documentos produzidos e ligação" draw:style-name="dp1" draw:master-page-name="Title_20_and_20_body" presentation:presentation-page-layout-name="AL2T1">
        <draw:frame draw:name="Shape 15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Geopredial - Documentos produzidos e ligação</text:span></text:p>
          </draw:text-box>
        </draw:frame>
        <draw:frame draw:name="Shape 157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5">Para cada processo de identificação de imóvel são produzidos:</text:span></text:p>
            <text:list text:style-name="L3">
              <text:list-item>
                <text:p text:style-name="P6"><text:span text:style-name="T5">Ficha de Identificação Provisória do Imóvel;</text:span></text:p>
              </text:list-item>
              <text:list-item>
                <text:p text:style-name="P6"><text:span text:style-name="T5">Auto de Constatação;</text:span></text:p>
              </text:list-item>
              <text:list-item>
                <text:p text:style-name="P6"><text:span text:style-name="T5">Ficha de Reclamação;</text:span></text:p>
              </text:list-item>
              <text:list-item>
                <text:p text:style-name="P6"><text:span text:style-name="T5">Auto de Declaração;</text:span></text:p>
              </text:list-item>
              <text:list-item>
                <text:p text:style-name="P8"><text:span text:style-name="T5">Ficha de Identificação Final do Imóvel.</text:span></text:p>
              </text:list-item>
            </text:list>
            <text:p text:style-name="P8"><text:span text:style-name="T5"/></text:p>
            <text:list text:continue-numbering="true" text:style-name="L3">
              <text:list-item>
                <text:p text:style-name="P8"><text:span text:style-name="T7"><text:a xlink:href="https://www.geopredial.pt/landing" xlink:type="simple">Portal do GeoPredial e vídeo</text:a></text:span></text:p>
              </text:list-item>
            </text:list>
          </draw:text-box>
        </draw:frame>
        <draw:frame draw:name="Shape 158" presentation:style-name="pr6" draw:text-style-name="P11" draw:layer="layout" svg:width="1.523cm" svg:height="1.092cm" svg:x="23.584cm" svg:y="13.003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presentation:notes draw:style-name="dp2">
          <draw:page-thumbnail draw:name="Shape 153" draw:style-name="gr1" draw:layer="layout" svg:width="16.932cm" svg:height="9.524cm" svg:x="1.059cm" svg:y="1.905cm" draw:page-number="15" presentation:class="page"/>
          <draw:frame draw:name="Shape 154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formação Cadastral - EDIA" draw:style-name="dp1" draw:master-page-name="Title_20_and_20_body" presentation:presentation-page-layout-name="AL2T1">
        <draw:frame draw:name="Shape 16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Informação Cadastral - EDIA</text:span></text:p>
          </draw:text-box>
        </draw:frame>
        <draw:frame draw:name="Shape 164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5">EDIA - Empresa de <text:s/>Desenvolvimento e Infraestruturas do Alqueva</text:span></text:p>
            <text:list text:style-name="L3">
              <text:list-item>
                <text:p text:style-name="P6"><text:span text:style-name="T5">Objetivos (entre outros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Apoio aos agricultores</text:span></text:p>
                  </text:list-item>
                  <text:list-item>
                    <text:p text:style-name="P6"><text:span text:style-name="T3">Promoção do regadio</text:span></text:p>
                  </text:list-item>
                </text:list>
              </text:list-item>
              <text:list-item>
                <text:p text:style-name="P6"><text:span text:style-name="T5">Desenvolveu plataforma SIG que integra o CGPR na sua área de influência</text:span></text:p>
              </text:list-item>
              <text:list-item>
                <text:p text:style-name="P6"><text:span text:style-name="T5">Recorreu a software proprietário: ArcGIS e sua API em Javascript</text:span></text:p>
              </text:list-item>
              <text:list-item>
                <text:p text:style-name="P6"><text:span text:style-name="T5">Inclui funções de análise para verificação da inclusão dos prédios em áreas beneficiadas</text:span></text:p>
              </text:list-item>
              <text:list-item>
                <text:p text:style-name="P8"><text:span text:style-name="T5">Ligação: </text:span><text:span text:style-name="T7"><text:a xlink:href="https://sigims.edia.pt/mapapesquisaprediobeneficiario/" xlink:type="simple">Sigims da EDIA</text:a></text:span></text:p>
              </text:list-item>
            </text:list>
          </draw:text-box>
        </draw:frame>
        <draw:frame draw:name="Shape 165" presentation:style-name="pr6" draw:text-style-name="P11" draw:layer="layout" svg:width="1.523cm" svg:height="1.092cm" svg:x="23.584cm" svg:y="13.003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presentation:notes draw:style-name="dp2">
          <draw:page-thumbnail draw:name="Shape 160" draw:style-name="gr1" draw:layer="layout" svg:width="16.932cm" svg:height="9.524cm" svg:x="1.059cm" svg:y="1.905cm" draw:page-number="16" presentation:class="page"/>
          <draw:frame draw:name="Shape 161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rramentas Globais para o Cadastro Predial" draw:style-name="dp1" draw:master-page-name="Title_20_and_20_body" presentation:presentation-page-layout-name="AL2T1">
        <draw:frame draw:name="Shape 17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Ferramentas Globais para o Cadastro Predial</text:span></text:p>
          </draw:text-box>
        </draw:frame>
        <draw:frame draw:name="Shape 171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5">Exemplos de soluções globais para fazer face à ausência de informações sobre a situação jurídica dos Prédios, especialmente crítica em:</text:span></text:p>
            <text:list text:style-name="L3">
              <text:list-item>
                <text:p text:style-name="P6"><text:span text:style-name="T5">Países em desenvolvimento com forte crescimento demográfico</text:span></text:p>
              </text:list-item>
              <text:list-item>
                <text:p text:style-name="P8"><text:span text:style-name="T5">Crescimento urbano não planeado</text:span></text:p>
              </text:list-item>
            </text:list>
            <text:p text:style-name="P8"><text:span text:style-name="T5">Facto observado a nível mundial: 70% da propriedade (imobiliária) em países em desenvolvimento </text:span><text:span text:style-name="T8">não está documentada</text:span></text:p>
            <text:list text:style-name="L8">
              <text:list-item>
                <text:p text:style-name="P6"><text:span text:style-name="T5">Global Land Tool Network (GLTN)</text:span></text:p>
              </text:list-item>
              <text:list-item>
                <text:p text:style-name="P8"><text:span text:style-name="T5">Fundação sem fins lucrativos </text:span><text:span text:style-name="T9">Cadasta</text:span></text:p>
              </text:list-item>
            </text:list>
          </draw:text-box>
        </draw:frame>
        <draw:frame draw:name="Shape 172" presentation:style-name="pr6" draw:text-style-name="P11" draw:layer="layout" svg:width="1.523cm" svg:height="1.092cm" svg:x="23.584cm" svg:y="13.003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presentation:notes draw:style-name="dp2">
          <draw:page-thumbnail draw:name="Shape 167" draw:style-name="gr1" draw:layer="layout" svg:width="16.932cm" svg:height="9.524cm" svg:x="1.059cm" svg:y="1.905cm" draw:page-number="17" presentation:class="page"/>
          <draw:frame draw:name="Shape 168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rramentas Globais: GLTN" draw:style-name="dp1" draw:master-page-name="Title_20_and_20_body" presentation:presentation-page-layout-name="AL2T1">
        <draw:frame draw:name="Shape 17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Ferramentas Globais: GLTN</text:span></text:p>
          </draw:text-box>
        </draw:frame>
        <draw:frame draw:name="Shape 178" presentation:style-name="pr5" draw:text-style-name="P9" draw:layer="layout" svg:width="23.667cm" svg:height="10.174cm" svg:x="0.866cm" svg:y="3.201cm" presentation:class="outline" presentation:user-transformed="true">
          <draw:text-box>
            <text:p text:style-name="P8"><text:span text:style-name="T5">Membros: ONGs, instituições financeiras internacionais, instituições internacionais de pesquisa, doadores e corporações profissionais.</text:span></text:p>
            <text:p text:style-name="P8"><text:span text:style-name="T5">Conjunto alargado de ferramentas, incluindo:</text:span></text:p>
            <text:list text:style-name="L3">
              <text:list-item>
                <text:p text:style-name="P6"><text:span text:style-name="T5">Lista de verificação para levantamentos cadastrais</text:span></text:p>
              </text:list-item>
              <text:list-item>
                <text:p text:style-name="P6"><text:span text:style-name="T5">Guiões metodológicos</text:span></text:p>
              </text:list-item>
              <text:list-item>
                <text:p text:style-name="P6"><text:span text:style-name="T5">Conjuntos de software</text:span></text:p>
              </text:list-item>
              <text:list-item>
                <text:p text:style-name="P8"><text:span text:style-name="T5">Protocolos</text:span></text:p>
              </text:list-item>
            </text:list>
            <text:p text:style-name="P8"><text:span text:style-name="T5">Refere-se em particular o modelo de domínio Social Tenure Domain Model (STDM), definido como especialização da norma ISO 19152:2012 LADM</text:span></text:p>
          </draw:text-box>
        </draw:frame>
        <draw:frame draw:name="Shape 179" presentation:style-name="pr6" draw:text-style-name="P11" draw:layer="layout" svg:width="1.523cm" svg:height="1.092cm" svg:x="23.584cm" svg:y="13.003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presentation:notes draw:style-name="dp2">
          <draw:page-thumbnail draw:name="Shape 174" draw:style-name="gr1" draw:layer="layout" svg:width="16.932cm" svg:height="9.524cm" svg:x="1.059cm" svg:y="1.905cm" draw:page-number="18" presentation:class="page"/>
          <draw:frame draw:name="Shape 175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rramentas Globais: Implementação do STDM" draw:style-name="dp1" draw:master-page-name="Title_20_and_20_body" presentation:presentation-page-layout-name="AL2T1">
        <draw:frame draw:name="Shape 18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Ferramentas Globais: Implementação do STDM</text:span></text:p>
          </draw:text-box>
        </draw:frame>
        <draw:frame draw:name="Shape 185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5">Conjunto de software usado:</text:span></text:p>
            <text:list text:style-name="L3">
              <text:list-item>
                <text:p text:style-name="P6"><text:span text:style-name="T5">Base de Dados PostgreSQL / PostGIS</text:span></text:p>
              </text:list-item>
              <text:list-item>
                <text:p text:style-name="P6"><text:span text:style-name="T5">QGIS e bibliotecas GDAL/OGR</text:span></text:p>
              </text:list-item>
              <text:list-item>
                <text:p text:style-name="P6"><text:span text:style-name="T5">Bibliotecas geoespaciais em linguagem Python</text:span></text:p>
              </text:list-item>
              <text:list-item>
                <text:p text:style-name="P6"><text:span text:style-name="T5">Mapeamento objeto-relacional SQLAlchemy</text:span></text:p>
              </text:list-item>
              <text:list-item>
                <text:p text:style-name="P8"><text:span text:style-name="T5">Código fonte disponibilizado via GitHub</text:span></text:p>
              </text:list-item>
            </text:list>
            <text:p text:style-name="P8"><text:span text:style-name="T5">Ligação: </text:span><text:span text:style-name="T7"><text:a xlink:href="https://stdm.gltn.net" xlink:type="simple">STDM</text:a></text:span></text:p>
          </draw:text-box>
        </draw:frame>
        <draw:frame draw:name="Shape 186" presentation:style-name="pr6" draw:text-style-name="P11" draw:layer="layout" svg:width="1.523cm" svg:height="1.092cm" svg:x="23.584cm" svg:y="13.003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presentation:notes draw:style-name="dp2">
          <draw:page-thumbnail draw:name="Shape 181" draw:style-name="gr1" draw:layer="layout" svg:width="16.932cm" svg:height="9.524cm" svg:x="1.059cm" svg:y="1.905cm" draw:page-number="19" presentation:class="page"/>
          <draw:frame draw:name="Shape 182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rramentas Globais: Cadasta" draw:style-name="dp1" draw:master-page-name="Title_20_and_20_body" presentation:presentation-page-layout-name="AL2T1">
        <draw:frame draw:name="Shape 19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Ferramentas Globais: Cadasta</text:span></text:p>
          </draw:text-box>
        </draw:frame>
        <draw:frame draw:name="Shape 192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5">Plataforma implementada na Cloud com o seguinte conjunto de ferramentas:</text:span></text:p>
            <text:list text:style-name="L3">
              <text:list-item>
                <text:p text:style-name="P6"><text:span text:style-name="T5">Aplicações para dispositivos móveis (Tablets e Smartphones com GPS)</text:span></text:p>
              </text:list-item>
              <text:list-item>
                <text:p text:style-name="P6"><text:span text:style-name="T5">Componente Web</text:span></text:p>
              </text:list-item>
              <text:list-item>
                <text:p text:style-name="P6"><text:span text:style-name="T5">Aquisição em modo offline e carregamento para a Cloud logo que a rede fique disponível</text:span></text:p>
              </text:list-item>
              <text:list-item>
                <text:p text:style-name="P6"><text:span text:style-name="T5">Integração com o QGIS através de Plugin</text:span></text:p>
              </text:list-item>
              <text:list-item>
                <text:p text:style-name="P6"><text:span text:style-name="T5">Integração com a App </text:span><text:span text:style-name="T9">GeoODK</text:span><text:span text:style-name="T5"> para Android</text:span></text:p>
              </text:list-item>
              <text:list-item>
                <text:p text:style-name="P6"><text:span text:style-name="T5">Integração com a ferramenta Web </text:span><text:span text:style-name="T9">Field Papers</text:span></text:p>
              </text:list-item>
              <text:list-item>
                <text:p text:style-name="P8"><text:span text:style-name="T5">Ligação: </text:span><text:span text:style-name="T7"><text:a xlink:href="http://cadasta.org/platform/" xlink:type="simple">Cadasta</text:a></text:span></text:p>
              </text:list-item>
            </text:list>
          </draw:text-box>
        </draw:frame>
        <draw:frame draw:name="Shape 193" presentation:style-name="pr6" draw:text-style-name="P11" draw:layer="layout" svg:width="1.523cm" svg:height="1.092cm" svg:x="23.584cm" svg:y="13.003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presentation:notes draw:style-name="dp2">
          <draw:page-thumbnail draw:name="Shape 188" draw:style-name="gr1" draw:layer="layout" svg:width="16.932cm" svg:height="9.524cm" svg:x="1.059cm" svg:y="1.905cm" draw:page-number="20" presentation:class="page"/>
          <draw:frame draw:name="Shape 189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spetivas Futuras" draw:style-name="dp1" draw:master-page-name="Title_20_and_20_body" presentation:presentation-page-layout-name="AL2T1">
        <draw:frame draw:name="Shape 19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Perspetivas Futuras</text:span></text:p>
          </draw:text-box>
        </draw:frame>
        <draw:frame draw:name="Shape 199" presentation:style-name="pr5" draw:text-style-name="P9" draw:layer="layout" svg:width="23.667cm" svg:height="10.124cm" svg:x="0.866cm" svg:y="3.201cm" presentation:class="outline" presentation:user-transformed="true">
          <draw:text-box>
            <text:p text:style-name="P8"><text:span text:style-name="T5">Reforma Florestal: Lei n.º 78/2017</text:span></text:p>
            <text:list text:style-name="L3">
              <text:list-item>
                <text:p text:style-name="P6"><text:span text:style-name="T5">Sistema de Informação Cadastral Simplificada</text:span></text:p>
              </text:list-item>
              <text:list-item>
                <text:p text:style-name="P6"><text:span text:style-name="T5">Balcão Único do Prédio (BUPi) - plataforma Web e balcões físicos nas Conservatórias</text:span></text:p>
              </text:list-item>
              <text:list-item>
                <text:p text:style-name="P6"><text:span text:style-name="T5">Algumas características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representação gráfica georreferenciada para prédios rústicos e mistos</text:span></text:p>
                  </text:list-item>
                  <text:list-item>
                    <text:p text:style-name="P6"><text:span text:style-name="T3">registo sem encargos para prédios omissos ou sem dono conhecido</text:span></text:p>
                  </text:list-item>
                  <text:list-item>
                    <text:p text:style-name="P6"><text:span text:style-name="T3">base geográfica de referenciação fornecida pelo BUPi (ortofotomapas)</text:span></text:p>
                  </text:list-item>
                  <text:list-item>
                    <text:p text:style-name="P6"><text:span text:style-name="T3">aquisição por fotointerpretação ou equipamento GPS</text:span></text:p>
                  </text:list-item>
                  <text:list-item>
                    <text:p text:style-name="P6"><text:span text:style-name="T3">estrutura de atributos (lista simples com dois níveis hierárquicos)</text:span></text:p>
                  </text:list-item>
                  <text:list-item>
                    <text:p text:style-name="P6"><text:span text:style-name="T3">regras de acerto de estremas</text:span></text:p>
                  </text:list-item>
                  <text:list-item>
                    <text:p text:style-name="P8"><text:span text:style-name="T3">delimitação do prédio por linha poligonal fechada</text:span></text:p>
                  </text:list-item>
                </text:list>
              </text:list-item>
            </text:list>
          </draw:text-box>
        </draw:frame>
        <draw:frame draw:name="Shape 200" presentation:style-name="pr6" draw:text-style-name="P11" draw:layer="layout" svg:width="1.523cm" svg:height="1.092cm" svg:x="23.584cm" svg:y="13.003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presentation:notes draw:style-name="dp2">
          <draw:page-thumbnail draw:name="Shape 195" draw:style-name="gr1" draw:layer="layout" svg:width="16.932cm" svg:height="9.524cm" svg:x="1.059cm" svg:y="1.905cm" draw:page-number="21" presentation:class="page"/>
          <draw:frame draw:name="Shape 196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spetivas Futuras: Recomendações" draw:style-name="dp1" draw:master-page-name="Title_20_and_20_body" presentation:presentation-page-layout-name="AL2T1">
        <draw:frame draw:name="Shape 20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Perspetivas Futuras: Recomendações</text:span></text:p>
          </draw:text-box>
        </draw:frame>
        <draw:frame draw:name="Shape 206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6"><text:span text:style-name="T5">Componente de gestão da representação gráfica georreferenciada deve adotar os exemplos recentes da Municípia e Geopredial e efetuar o seu desenvolvimento em código aberto</text:span></text:p>
              </text:list-item>
              <text:list-item>
                <text:p text:style-name="P6"><text:span text:style-name="T5">Deve ser admitido e carregamento e produção de geoinformação em formatos de dados abertos, seguindo as normas internacionais</text:span></text:p>
              </text:list-item>
              <text:list-item>
                <text:p text:style-name="P8"><text:span text:style-name="T5">Devem ser consideradas aplicações móveis de apoio ao levantamento em campo, seguindo o exemplo da Cadasta e adaptando-o aos atributos do Cadastro Simplificado</text:span></text:p>
              </text:list-item>
            </text:list>
            <text:p text:style-name="P8"><text:span text:style-name="T5">Nota: mais uma vez, não se vê qualquer referência a qualquer processo de atualização cadastral, ou sequer o seu “upgrade” para cadastro com as especificações do SINERGIC...</text:span></text:p>
            <text:p text:style-name="P8"><text:span text:style-name="T5"/></text:p>
          </draw:text-box>
        </draw:frame>
        <draw:frame draw:name="Shape 207" presentation:style-name="pr6" draw:text-style-name="P11" draw:layer="layout" svg:width="1.523cm" svg:height="1.092cm" svg:x="23.584cm" svg:y="13.003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presentation:notes draw:style-name="dp2">
          <draw:page-thumbnail draw:name="Shape 202" draw:style-name="gr1" draw:layer="layout" svg:width="16.932cm" svg:height="9.524cm" svg:x="1.059cm" svg:y="1.905cm" draw:page-number="22" presentation:class="page"/>
          <draw:frame draw:name="Shape 203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mo da Evolução Histórica - 1" draw:style-name="dp1" draw:master-page-name="Title_20_and_20_body" presentation:presentation-page-layout-name="AL2T1">
        <draw:frame draw:name="Shape 21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Resumo da Evolução Histórica - 1</text:span></text:p>
          </draw:text-box>
        </draw:frame>
        <draw:frame draw:name="Shape 213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6"><text:span text:style-name="T5">Na transição para o digital, adotaram-se normas proprietárias provenientes de aplicações CAD para a produção do Cadastro Predial e para a digitalização das secções do CGPR;</text:span></text:p>
              </text:list-item>
              <text:list-item>
                <text:p text:style-name="P6"><text:span text:style-name="T5">Essa primeira geração foi mais tarde aproveitada a nível de projetos como o SICAVIM, ou pelo WebSIG da EDIA, que reconverteram a informação para formatos SIG (integrando assim as componentes gráfica e alfanumérica). Embora mantendo o uso de software proprietário;</text:span></text:p>
              </text:list-item>
              <text:list-item>
                <text:p text:style-name="P8"><text:span text:style-name="T5">Graças à Diretiva Europeia INSPIRE, os dados e metadados do CGPR estão de momento disponíveis no respetivo Geoportal, se bem que não estejam em conformidade com a especificação de dados “Cadastral Parcels”;</text:span></text:p>
              </text:list-item>
            </text:list>
          </draw:text-box>
        </draw:frame>
        <draw:frame draw:name="Shape 214" presentation:style-name="pr6" draw:text-style-name="P11" draw:layer="layout" svg:width="1.523cm" svg:height="1.092cm" svg:x="23.584cm" svg:y="13.003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presentation:notes draw:style-name="dp2">
          <draw:page-thumbnail draw:name="Shape 209" draw:style-name="gr1" draw:layer="layout" svg:width="16.932cm" svg:height="9.524cm" svg:x="1.059cm" svg:y="1.905cm" draw:page-number="23" presentation:class="page"/>
          <draw:frame draw:name="Shape 210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mo da Evolução Histórica - 2" draw:style-name="dp1" draw:master-page-name="Title_20_and_20_body" presentation:presentation-page-layout-name="AL2T1">
        <draw:frame draw:name="Shape 21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Resumo da Evolução Histórica - 2</text:span></text:p>
          </draw:text-box>
        </draw:frame>
        <draw:frame draw:name="Shape 220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6"><text:span text:style-name="T5">O regime experimental SINERGIC vem adotar os modernos paradigmas de modelação aplicada à informação geográfica, através de uma especificação descrita em UML em linha com a norma internacional, independente da plataforma. Que permitiu à Municípia o desenvolvimento de uma plataforma de código aberto para a gestão dos dados cadastrais;</text:span></text:p>
              </text:list-item>
              <text:list-item>
                <text:p text:style-name="P8"><text:span text:style-name="T5">Na recolha de informação cadastral, apontou-se o caso da solução, também baseada em software de código aberto e que usa dados abertos, desenvolvida no projeto Geopredial da Ordem dos Solicitadores e Agentes de Execução;</text:span></text:p>
              </text:list-item>
            </text:list>
          </draw:text-box>
        </draw:frame>
        <draw:frame draw:name="Shape 221" presentation:style-name="pr6" draw:text-style-name="P11" draw:layer="layout" svg:width="1.523cm" svg:height="1.092cm" svg:x="23.584cm" svg:y="13.003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presentation:notes draw:style-name="dp2">
          <draw:page-thumbnail draw:name="Shape 216" draw:style-name="gr1" draw:layer="layout" svg:width="16.932cm" svg:height="9.524cm" svg:x="1.059cm" svg:y="1.905cm" draw:page-number="24" presentation:class="page"/>
          <draw:frame draw:name="Shape 217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verage1" svg:font-family="Average"/>
    <style:font-face style:name="Oswald" svg:font-family="Oswald"/>
    <style:font-face style:name="Arial" svg:font-family="Arial" style:font-pitch="variable"/>
    <style:font-face style:name="Average" svg:font-family="Average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37474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37474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g draw:name="Shape 10">
        <draw:custom-shape draw:name="Shape 11" draw:style-name="Mgr3" draw:text-style-name="MP5" draw:layer="layout" svg:width="0.292cm" svg:height="0.292cm" svg:x="12.553cm" svg:y="7.932cm">
          <text:p><text:span text:style-name="M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" draw:style-name="Mgr3" draw:text-style-name="MP5" draw:layer="layout" svg:width="0.292cm" svg:height="0.292cm" svg:x="13.023cm" svg:y="7.932cm">
          <text:p><text:span text:style-name="M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3" draw:style-name="Mgr3" draw:text-style-name="MP5" draw:layer="layout" svg:width="0.292cm" svg:height="0.292cm" svg:x="12.084cm" svg:y="7.932cm">
          <text:p><text:span text:style-name="M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Shape 14" presentation:style-name="Mpr1" draw:text-style-name="MP6" draw:layer="backgroundobjects" svg:width="21.67cm" svg:height="4.805cm" svg:x="1.865cm" svg:y="2.752cm" presentation:class="title" presentation:user-transformed="true">
        <draw:text-box>
          <text:p/>
        </draw:text-box>
      </draw:frame>
      <draw:frame draw:name="Shape 16" presentation:style-name="Mpr2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21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2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3" presentation:style-name="Mpr6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1"/>
    <meta:generator>LibreOfficeDev/5.1.0.3$Linux_X86_64 LibreOffice_project/</meta:generator>
  </office:meta>
</office:document-meta>
</file>